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騎士団長ガウラ
「・・・・・・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あー・・・姫・・・」</text:p>
          </table:table-cell>
          <table:table-cell table:number-columns-repeated="1023"/>
        </table:table-row>
        <table:table-row>
          <table:table-cell table:style-name="ce0" office:value-type="string">
            <text:p>（びくっ）な、な、なんじゃ？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ええと・・・つかぬことをお聞きしますが・・・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その・・・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おしりを拭く紙は・・・お持ちでしたか？」</text:p>
          </table:table-cell>
          <table:table-cell table:number-columns-repeated="1023"/>
        </table:table-row>
        <table:table-row>
          <table:table-cell table:style-name="ce0" office:value-type="string">
            <text:p>な！？</text:p>
          </table:table-cell>
          <table:table-cell table:number-columns-repeated="1023"/>
        </table:table-row>
        <table:table-row>
          <table:table-cell table:style-name="ce0" office:value-type="string">
            <text:p>ばばばば、ば、ばか者！！　何を勘違い
しておる！！？</text:p>
          </table:table-cell>
          <table:table-cell table:number-columns-repeated="1023"/>
        </table:table-row>
        <table:table-row>
          <table:table-cell table:style-name="ce0" office:value-type="string">
            <text:p>ワラワが出してきたのは、おし・・・
ち、ち、小さいほうじゃっ！！！！/////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57+02:00</meta:creation-date>
    <dc:date>2020-04-22T20:47:5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